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llbackOverrideDefaultRollbackFalseRollbackAnnotationTransactionalTests.verifyInitialTes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llbackOverrideDefaultRollbackFalseRollbackAnnotationTransactionalTests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lbackOverrideDefaultRollbackFalseRollbackAnnotationTransactionalTests.verifyFinalTes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lbackOverrideDefaultRollbackFalseRollbackAnnotationTransactionalTests.modifyTestDataWithin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